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413" officeooo:paragraph-rsid="001e5413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3 inclusion gh to S4 gh <text:s/>to GL(V)</text:p>
      <text:p text:style-name="P1"/>
      <text:p text:style-name="P1">sigma mapsto sigma tilda =sigma I, 4 </text:p>
      <text:p text:style-name="P1"/>
      <text:p text:style-name="P1"/>
      <text:p text:style-name="P1"/>
      <text:p text:style-name="P1"/>
      <text:p text:style-name="P1">D8 rho to GL(V)</text:p>
      <text:p text:style-name="P1"/>
      <text:p text:style-name="P1">rho (Z(D8)) ) id</text:p>
      <text:p text:style-name="P1">1<text:span text:style-name="T1">st</text:span> isomorphism thm</text:p>
      <text:p text:style-name="P1"/>
      <text:p text:style-name="P1"/>
      <text:p text:style-name="P1"/>
      <text:p text:style-name="P1"/>
      <text:p text:style-name="P1">proof R = sumoplus of dim Vi V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09:53:57.545410907</meta:creation-date>
    <dc:date>2024-03-20T13:42:26.688218688</dc:date>
    <meta:editing-duration>PT2H36M10S</meta:editing-duration>
    <meta:editing-cycles>1</meta:editing-cycles>
    <meta:document-statistic meta:table-count="0" meta:image-count="0" meta:object-count="0" meta:page-count="1" meta:paragraph-count="6" meta:word-count="34" meta:character-count="152" meta:non-whitespace-character-count="122"/>
    <meta:generator>LibreOffice/7.3.7.2$Linux_X86_64 LibreOffice_project/30$Build-2</meta:generator>
  </office:meta>
</office:document-meta>
</file>